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4a4" officeooo:paragraph-rsid="001794a4"/>
    </style:style>
    <style:style style:name="P2" style:family="paragraph" style:parent-style-name="Standard">
      <style:text-properties officeooo:rsid="001794a4" officeooo:paragraph-rsid="0017ddc9"/>
    </style:style>
    <style:style style:name="T1" style:family="text">
      <style:text-properties officeooo:rsid="0017ddc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 proposto</text:p>
      <text:p text:style-name="P1"/>
      <text:p text:style-name="P2"><text:tab/>O problema proposto por esse trabalho prático seria o de praticar as técnicas de programação sobre casamento de caracteres, e para esse trabalho seria o caso de implementar um “auto-complete” baseado na pesquisa de um buscador qualquer, que seria o casamento do prefixo digitado pelo usuário, e mostraria para o mesmo as palavras que casam com esse prefixo ordenadas em ordem decrescente com o peso, <text:span text:style-name="T1">e para complementar esse buscador, foi solicitado a implementação de uma interface gráfica que integrasse o algoritmo e <text:s/>simulasse o “auto-complete” de um buscador.</text:span></text:p>
      <text:p text:style-name="P2"/>
      <text:p text:style-name="P2"><text:span text:style-name="T1">Considerações Finais </text:span></text:p>
      <text:p text:style-name="P2"/>
      <text:p text:style-name="P2"><text:span text:style-name="T1"><text:tab/>A implementação do trabalho ocorreu em partes sem muitos problemas, mas alguns tópicos merecem atenção à serem debatidos. A heurística implementada foi baseada no algoritmo do KMP e ela apesar da definição da heurística apresentar um resultado aproximado, nesse caso ela apresenta um resultado exato e preciso para o problema, e em relação à parte gráfica, foi bastante interessante a realização, pois houve uma interdisciplinalidade com outras matérias do curso, nos fazendo pesquisar uma área não vista por nós previamente aumentando assim nosso conhecimento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4:45:59.682554015</meta:creation-date>
    <meta:editing-duration>PT53M24S</meta:editing-duration>
    <meta:editing-cycles>4</meta:editing-cycles>
    <meta:generator>LibreOffice/5.1.2.2$Linux_x86 LibreOffice_project/10m0$Build-2</meta:generator>
    <dc:date>2016-05-20T15:39:21.313649326</dc:date>
    <meta:document-statistic meta:table-count="0" meta:image-count="0" meta:object-count="0" meta:page-count="1" meta:paragraph-count="4" meta:word-count="177" meta:character-count="1166" meta:non-whitespace-character-count="988"/>
  </office:meta>
</office:document-meta>
</file>